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ffff00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d Python Program </text:p>
      <text:p text:style-name="P1"/>
      <text:p text:style-name="P2"><text:span text:style-name="T1">import</text:span> sys <text:s text:c="4"/><text:span text:style-name="T2">&lt;- This imports the module sys</text:span></text:p>
      <text:p text:style-name="P2"><text:span text:style-name="T1">import</text:span> os<text:tab/><text:span text:style-name="T2">&lt;- it is convention to do all the importing at the beginning of the program starting with <text:tab/><text:tab/><text:tab/><text:tab/>standard modules first </text:span></text:p>
      <text:p text:style-name="P2"><text:span text:style-name="T2"/></text:p>
      <text:p text:style-name="P2"><text:span text:style-name="T1">from</text:span> scipy <text:span text:style-name="T1">import</text:span> linspace <text:s/><text:span text:style-name="T2">&lt;-this imports scipy.linspace and makes it callable using linspace(), it is <text:tab/><text:tab/><text:tab/><text:tab/><text:tab/><text:tab/>convention to import added modules second</text:span></text:p>
      <text:p text:style-name="P2"><text:span text:style-name="T2"/></text:p>
      <text:p text:style-name="P2"><text:span text:style-name="T1">class</text:span> MyClass(BaseClass): <text:span text:style-name="T2">&lt;- this the class definition of MyClass which inherits from BaseClass</text:span></text:p>
      <text:p text:style-name="P2"><text:s text:c="4"/><text:tab/></text:p>
      <text:p text:style-name="P2"><text:span text:style-name="T1"><text:tab/>def</text:span> __init__(self): <text:span text:style-name="T2">&lt;- this defines the function __init__ which initializes the class MyClass</text:span></text:p>
      <text:p text:style-name="P2"><text:tab/><text:tab/>“ initializes the class MyClass” <text:span text:style-name="T2">&lt;-documentation string is callable by <text:tab/><text:tab/><text:tab/><text:tab/><text:tab/><text:tab/><text:tab/><text:tab/><text:tab/> <text:s text:c="7"/>MyClass.__init__.__doc__</text:span></text:p>
      <text:p text:style-name="P2"><text:span text:style-name="T2"/></text:p>
      <text:p text:style-name="P2"><text:tab/><text:tab/>self.newVariable1=[1,2,3] <text:span text:style-name="T2">&lt;- defines the variable newVariable1, which exists for <text:tab/><text:tab/><text:tab/><text:tab/><text:tab/><text:tab/><text:tab/>everything in MyClass</text:span></text:p>
      <text:p text:style-name="P2"><text:tab/><text:tab/>self.path=sys.path</text:p>
      <text:p text:style-name="P2"><text:tab/><text:tab/>[start,stop,numSteps]=[1,-2,10] <text:span text:style-name="T2">&lt;- assigns all three variable at the same time, only in the <text:tab/><text:tab/><text:tab/><text:tab/><text:tab/><text:tab/> <text:s text:c="7"/>current function</text:span></text:p>
      <text:p text:style-name="P2"><text:tab/><text:tab/>self.line=linspace(start,stop,numSteps)</text:p>
      <text:p text:style-name="P2"><text:tab/><text:tab/></text:p>
      <text:p text:style-name="P2"><text:tab/><text:span text:style-name="T1">def</text:span> f(self,x): <text:span text:style-name="T2">&lt;- all functions have self as first argument by convention</text:span></text:p>
      <text:p text:style-name="P2"><text:tab/><text:tab/>“ Function that returns the square of the input”</text:p>
      <text:p text:style-name="P2"><text:tab/><text:tab/># The try statement executes the desired effect <text:span text:style-name="T2">&lt;- a comment</text:span></text:p>
      <text:p text:style-name="P2"><text:tab/><text:tab/><text:span text:style-name="T1">try</text:span>:</text:p>
      <text:p text:style-name="P2"><text:tab/><text:tab/><text:tab/><text:span text:style-name="T1">return</text:span> x*x</text:p>
      <text:p text:style-name="P2"/>
      <text:p text:style-name="P2"><text:tab/><text:tab/># The except statement executes if an exception is raised</text:p>
      <text:p text:style-name="P2"><text:tab/><text:tab/><text:span text:style-name="T1">except</text:span>:</text:p>
      <text:p text:style-name="P2"><text:tab/><text:tab/><text:tab/><text:span text:style-name="T1">print</text:span> ' There was an error squaring %s'%str(x) <text:span text:style-name="T2">&lt;-a string replacement, replaces <text:tab/><text:tab/><text:tab/><text:tab/><text:tab/><text:tab/><text:tab/><text:tab/><text:tab/><text:tab/><text:tab/>%s with str(x)</text:span></text:p>
      <text:p text:style-name="P2"><text:tab/><text:tab/>#The finally statement always executes</text:p>
      <text:p text:style-name="P2"><text:tab/><text:tab/><text:span text:style-name="T1">finally</text:span>:</text:p>
      <text:p text:style-name="P2"><text:tab/><text:tab/><text:tab/><text:span text:style-name="T1">print</text:span> 'The function f is complete'</text:p>
      <text:p text:style-name="P2"/>
      <text:p text:style-name="P2"><text:tab/><text:tab/><text:tab/></text:p>
      <text:p text:style-name="P2"><text:span text:style-name="T4">Notes: There is no character to separate blocks, it is done with indentation. A colon is needed after class definitions, function definitions,try/except/finally and loop structures. There are two underscores in <text:s/>__doc__ and __init__ 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  <meta:creation-date>2009-01-26T15:31:11</meta:creation-date>
    <dc:date>2009-01-26T16:28:33</dc:date>
    <meta:editing-cycles>8</meta:editing-cycles>
    <meta:editing-duration>PT39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236" meta:character-count="1661"/>
  </office:meta>
</office:document-meta>
</file>